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289" officeooo:paragraph-rsid="00044289"/>
    </style:style>
    <style:style style:name="P2" style:family="paragraph" style:parent-style-name="Standard">
      <style:text-properties style:text-underline-style="solid" style:text-underline-width="auto" style:text-underline-color="font-color" officeooo:rsid="00044289" officeooo:paragraph-rsid="00044289"/>
    </style:style>
    <style:style style:name="P3" style:family="paragraph" style:parent-style-name="Standard">
      <style:text-properties officeooo:rsid="0005ff26" officeooo:paragraph-rsid="0005ff26"/>
    </style:style>
    <style:style style:name="T1" style:family="text">
      <style:text-properties officeooo:rsid="0005ff26"/>
    </style:style>
    <style:style style:name="T2" style:family="text">
      <style:text-properties officeooo:rsid="0007857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État civil</text:p>
      <text:p text:style-name="P1"/>
      <text:p text:style-name="P1">Prénom :</text:p>
      <text:p text:style-name="P1">Nom :</text:p>
      <text:p text:style-name="P1">Surnom :</text:p>
      <text:p text:style-name="P1">Raison du surnom :</text:p>
      <text:p text:style-name="P1">Date de naissance :</text:p>
      <text:p text:style-name="P1">Age :</text:p>
      <text:p text:style-name="P1">Lieu de naissance :</text:p>
      <text:p text:style-name="P1">Adresse :</text:p>
      <text:p text:style-name="P1"><text:span text:style-name="T2">Études</text:span> : </text:p>
      <text:p text:style-name="P1">Profession :</text:p>
      <text:p text:style-name="P1"/>
      <text:p text:style-name="P2">Caractéristiques physiques</text:p>
      <text:p text:style-name="P1"/>
      <text:p text:style-name="P1">Taille :</text:p>
      <text:p text:style-name="P1">Corpulence :</text:p>
      <text:p text:style-name="P1">Couleur de peau :</text:p>
      <text:p text:style-name="P1">Couleur des cheveux :</text:p>
      <text:p text:style-name="P1">Couleur des yeux :</text:p>
      <text:p text:style-name="P1">Vision :</text:p>
      <text:p text:style-name="P1">Dextre :</text:p>
      <text:p text:style-name="P1">État de santé :</text:p>
      <text:p text:style-name="P1">Signe distinctif :</text:p>
      <text:p text:style-name="P1"/>
      <text:p text:style-name="P1"/>
      <text:p text:style-name="P2">Aspect extérieur</text:p>
      <text:p text:style-name="P1"/>
      <text:p text:style-name="P1">Vêtement :</text:p>
      <text:p text:style-name="P1">Accessoire :</text:p>
      <text:p text:style-name="P1">Coiffure :</text:p>
      <text:p text:style-name="P1">Tatouage :</text:p>
      <text:p text:style-name="P1">Maquillage :</text:p>
      <text:p text:style-name="P1"/>
      <text:p text:style-name="P2">Famille</text:p>
      <text:p text:style-name="P1"/>
      <text:p text:style-name="P1">Noms et âge des parents :</text:p>
      <text:p text:style-name="P1">Situation marital des parents :</text:p>
      <text:p text:style-name="P1">Profession des parents :</text:p>
      <text:p text:style-name="P1">Noms et âges des frères et sœurs :</text:p>
      <text:p text:style-name="P1">Place du personnage dans la fratrie :</text:p>
      <text:p text:style-name="P1">Relation avec le père :</text:p>
      <text:p text:style-name="P1">Relation avec la mère :</text:p>
      <text:p text:style-name="P1">Relation avec frère/sœur :</text:p>
      <text:p text:style-name="P1">Nom et âge de partenaire :</text:p>
      <text:p text:style-name="P1">Relation avec partenaire :</text:p>
      <text:p text:style-name="P1">Noms et âges des enfants :</text:p>
      <text:p text:style-name="P1">Relation avec les enfants :</text:p>
      <text:p text:style-name="P1">Autre membre familial important :</text:p>
      <text:p text:style-name="P1"/>
      <text:p text:style-name="P1"/>
      <text:p text:style-name="P1"/>
      <text:p text:style-name="P2"><text:soft-page-break/>Vie quotidienne</text:p>
      <text:p text:style-name="P1"/>
      <text:p text:style-name="P1">Animaux de compagnie :</text:p>
      <text:p text:style-name="P1">Habitudes quotidiennes :</text:p>
      <text:p text:style-name="P1">Moyen de locomotion :</text:p>
      <text:p text:style-name="P1">Type de logement :</text:p>
      <text:p text:style-name="P1">Expressions/mots favoris :</text:p>
      <text:p text:style-name="P1">Habitudes alimentaires :</text:p>
      <text:p text:style-name="P1">Plat et boisson préféré :</text:p>
      <text:p text:style-name="P1">Ce qu’il/elle aime dans la vie de tout les jours :</text:p>
      <text:p text:style-name="P1">Ce qu’il/elle déteste dans la vie de tout les jours :</text:p>
      <text:p text:style-name="P1">Sports pratiqués :</text:p>
      <text:p text:style-name="P1">Maîtrise de la technologie :</text:p>
      <text:p text:style-name="P1">Langues étrangères parlées :</text:p>
      <text:p text:style-name="P1">Comportement en public :</text:p>
      <text:p text:style-name="P1"/>
      <text:p text:style-name="P1"/>
      <text:p text:style-name="P2">Amis, relations pro et connaissances</text:p>
      <text:p text:style-name="P1"/>
      <text:p text:style-name="P1">Meilleur(e) ami(e) : </text:p>
      <text:p text:style-name="P1">Les autres ami<text:span text:style-name="T1">(e)</text:span>s :</text:p>
      <text:p text:style-name="P3">Relations avec ami(e)s :</text:p>
      <text:p text:style-name="P3">Relations travail :</text:p>
      <text:p text:style-name="P3">Comportement avec connaissance :</text:p>
      <text:p text:style-name="P3"/>
      <text:p text:style-name="P3"><text:span text:style-name="T3">Personnalité</text:span></text:p>
      <text:p text:style-name="P3"/>
      <text:p text:style-name="P3">Qualités :</text:p>
      <text:p text:style-name="P3">Défauts :</text:p>
      <text:p text:style-name="P3">Incidence des qualités/défauts :</text:p>
      <text:p text:style-name="P3">Religion :</text:p>
      <text:p text:style-name="P3">Opinion politique :</text:p>
      <text:p text:style-name="P3">Désir profond :</text:p>
      <text:p text:style-name="P3">Succès :</text:p>
      <text:p text:style-name="P3">Échecs :</text:p>
      <text:p text:style-name="P3">Espoirs :</text:p>
      <text:p text:style-name="P3">Peurs :</text:p>
      <text:p text:style-name="P3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3:28:15.437999374</meta:creation-date>
    <meta:generator>LibreOffice/5.1.6.2$Linux_X86_64 LibreOffice_project/10m0$Build-2</meta:generator>
    <dc:date>2017-03-20T14:45:04.841643037</dc:date>
    <meta:editing-duration>PT2M56S</meta:editing-duration>
    <meta:editing-cycles>3</meta:editing-cycles>
    <meta:document-statistic meta:table-count="0" meta:image-count="0" meta:object-count="0" meta:page-count="2" meta:paragraph-count="73" meta:word-count="254" meta:character-count="1379" meta:non-whitespace-character-count="1194"/>
  </office:meta>
</office:document-meta>
</file>